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6666" draw:textarea-horizontal-align="justify" draw:textarea-vertical-align="middle" draw:auto-grow-height="false" fo:min-height="9.021cm" fo:min-width="6.231cm"/>
    </style:style>
    <style:style style:name="gr2" style:family="graphic" style:parent-style-name="standard">
      <style:graphic-properties svg:stroke-color="#ffffff" draw:fill-color="#eeeeee" draw:textarea-horizontal-align="justify" draw:textarea-vertical-align="middle" draw:auto-grow-height="false" fo:min-height="2.157cm" fo:min-width="3.009cm"/>
    </style:style>
    <style:style style:name="gr3" style:family="graphic" style:parent-style-name="standard">
      <style:graphic-properties draw:stroke="none" svg:stroke-color="#ffffff" draw:fill="none" draw:fill-color="#ffffff" fo:min-height="0.639cm"/>
    </style:style>
    <style:style style:name="gr4" style:family="graphic" style:parent-style-name="standard">
      <style:graphic-properties svg:stroke-color="#ffffff" draw:fill-color="#eeeeee" draw:textarea-horizontal-align="justify" draw:textarea-vertical-align="middle" draw:auto-grow-height="false" fo:min-height="2.157cm" fo:min-width="3.05cm"/>
    </style:style>
    <style:style style:name="gr5" style:family="graphic" style:parent-style-name="standard">
      <style:graphic-properties svg:stroke-color="#ffffff" draw:fill-color="#ccff66" draw:textarea-horizontal-align="justify" draw:textarea-vertical-align="middle" draw:auto-grow-height="false" fo:min-height="9.148cm" fo:min-width="6.231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2.157cm" fo:min-width="3.009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2.157cm" fo:min-width="3.0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ffff" draw:fill-color="#b2b2b2" draw:textarea-horizontal-align="justify" draw:textarea-vertical-align="middle" draw:auto-grow-height="false" fo:min-height="4.83cm" fo:min-width="7.247cm" draw:shadow="hidden"/>
    </style:style>
    <style:style style:name="gr11" style:family="graphic" style:parent-style-name="standard">
      <style:graphic-properties draw:fill-color="#ff9999" draw:textarea-horizontal-align="justify" draw:textarea-vertical-align="middle" draw:auto-grow-height="false" fo:min-height="2.387cm" fo:min-width="3.915cm"/>
    </style:style>
    <style:style style:name="gr12" style:family="graphic" style:parent-style-name="standard">
      <style:graphic-properties svg:stroke-color="#ffffff" draw:fill-color="#3399ff" draw:textarea-horizontal-align="justify" draw:textarea-vertical-align="middle" draw:auto-grow-height="false" fo:min-height="6.1cm" fo:min-width="6.231cm" draw:shadow="hidden"/>
    </style:style>
    <style:style style:name="gr13" style:family="graphic" style:parent-style-name="standard">
      <style:graphic-properties draw:stroke="none" svg:stroke-color="#ffffff" draw:fill="none" draw:fill-color="#ffffff" fo:min-height="0.639cm" draw:shadow="hidden"/>
    </style:style>
    <style:style style:name="gr14" style:family="graphic" style:parent-style-name="standard">
      <style:graphic-properties draw:fill-color="#66ff99" draw:textarea-horizontal-align="justify" draw:textarea-vertical-align="middle" draw:auto-grow-height="false" fo:min-height="1.494cm" fo:min-width="2.422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937cm"/>
    </style:style>
    <style:style style:name="P1" style:family="paragraph">
      <loext:graphic-properties draw:fill-color="#ff66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1pt" fo:font-weight="bold"/>
    </style:style>
    <style:style style:name="P5" style:family="paragraph">
      <loext:graphic-properties draw:fill-color="#eeeee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loext:graphic-properties draw:fill-color="#ccff66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font-size="11pt" fo:font-weight="bold" style:font-size-asian="11pt" style:font-size-complex="11pt"/>
    </style:style>
    <style:style style:name="P11" style:family="paragraph">
      <loext:graphic-properties draw:fill-color="#3399ff"/>
      <style:paragraph-properties fo:text-align="center"/>
    </style:style>
    <style:style style:name="P12" style:family="paragraph">
      <loext:graphic-properties draw:fill-color="#66ff99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1pt" fo:font-weight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fo:font-weight="bold" style:font-size-asian="11pt" style:font-size-complex="11pt"/>
    </style:style>
    <style:style style:name="T7" style:family="text">
      <style:text-properties fo:font-size="12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 xml:id="id8" draw:id="id8">
              <draw:custom-shape draw:style-name="gr1" draw:text-style-name="P1" draw:layer="layout" svg:width="6.731cm" svg:height="9.271cm" svg:x="12.038cm" svg:y="10.147cm">
                <text:p/>
                <draw:enhanced-geometry svg:viewBox="0 0 21600 21600" draw:type="rectangle" draw:enhanced-path="M 0 0 L 21600 0 21600 21600 0 21600 0 0 Z N"/>
              </draw:custom-shape>
            </draw:g>
            <draw:custom-shape draw:style-name="gr2" draw:text-style-name="P3" xml:id="id4" draw:id="id4" draw:layer="layout" svg:width="3.769cm" svg:height="2.667cm" svg:x="13.589cm" svg:y="15.9cm">
              <text:p text:style-name="P2"><text:span text:style-name="T1">audit-service</text:span><text:span text:style-name="T1"><text:line-break/></text:span><text:span text:style-name="T2">localhost:808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4" draw:layer="layout" svg:width="3.937cm" svg:height="0.889cm" svg:x="13.462cm" svg:y="10.401cm">
              <draw:text-box>
                <text:p text:style-name="P2"><text:span text:style-name="T3">Microservices</text:span></text:p>
              </draw:text-box>
            </draw:frame>
            <draw:custom-shape draw:style-name="gr4" draw:text-style-name="P5" xml:id="id2" draw:id="id2" draw:layer="layout" svg:width="3.81cm" svg:height="2.667cm" svg:x="13.562cm" svg:y="11.636cm">
              <text:p text:style-name="P2"><text:span text:style-name="T1">analytics-service</text:span><text:span text:style-name="T1"><text:line-break/></text:span><text:span text:style-name="T2">localhost:808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xml:id="id6" draw:id="id6" draw:layer="layout" svg:width="6.731cm" svg:height="9.398cm" svg:x="2.005cm" svg:y="10.147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xml:id="id1" draw:id="id1" draw:layer="layout" svg:width="3.769cm" svg:height="2.667cm" svg:x="3.654cm" svg:y="11.698cm">
              <text:p text:style-name="P2"><text:span text:style-name="T1">dashboard-app</text:span><text:span text:style-name="T1"><text:line-break/></text:span><text:span text:style-name="T2">localhost:809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4" draw:layer="layout" svg:width="3.937cm" svg:height="0.889cm" svg:x="3.429cm" svg:y="10.401cm">
              <draw:text-box>
                <text:p text:style-name="P2"><text:span text:style-name="T3">Client Apps</text:span></text:p>
              </draw:text-box>
            </draw:frame>
            <draw:custom-shape draw:style-name="gr8" draw:text-style-name="P5" xml:id="id3" draw:id="id3" draw:layer="layout" svg:width="3.81cm" svg:height="2.667cm" svg:x="3.613cm" svg:y="16.054cm">
              <text:p text:style-name="P2"><text:span text:style-name="T1">search-app</text:span><text:span text:style-name="T1"><text:line-break/></text:span><text:span text:style-name="T2">localhost:8090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9" draw:text-style-name="P7" draw:layer="layout" svg:x1="7.423cm" svg:y1="13.031cm" svg:x2="13.562cm" svg:y2="12.969cm" draw:start-shape="id1" draw:end-shape="id2" draw:end-glue-point="3" svg:d="M7423 13031h3070v-62h3069" svg:viewBox="0 0 6140 63">
              <text:p/>
            </draw:connector>
            <draw:connector draw:style-name="gr9" draw:text-style-name="P7" draw:layer="layout" svg:x1="7.423cm" svg:y1="17.387cm" svg:x2="13.589cm" svg:y2="17.233cm" draw:start-shape="id3" draw:start-glue-point="1" draw:end-shape="id4" draw:end-glue-point="3" svg:d="M7423 17387h3083v-154h3083" svg:viewBox="0 0 6167 155">
              <text:p/>
            </draw:connector>
            <draw:custom-shape draw:style-name="gr10" draw:text-style-name="P8" xml:id="id7" draw:id="id7" draw:layer="layout" svg:width="7.747cm" svg:height="5.08cm" svg:x="6.558cm" svg:y="3.162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9" draw:layer="layout" svg:width="4.699cm" svg:height="2.921cm" svg:x="8.109cm" svg:y="4.559cm">
              <text:p text:style-name="P2"><text:span text:style-name="T1">eureka-service</text:span><text:span text:style-name="T4"><text:line-break/></text:span><text:span text:style-name="T5">localhost:876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7" draw:text-style-name="P10" draw:layer="layout" svg:width="4.191cm" svg:height="0.889cm" svg:x="8.236cm" svg:y="3.416cm">
              <draw:text-box>
                <text:p text:style-name="P2"><text:span text:style-name="T6">Service Registry</text:span></text:p>
              </draw:text-box>
            </draw:frame>
            <draw:custom-shape draw:style-name="gr12" draw:text-style-name="P11" draw:layer="layout" svg:width="6.731cm" svg:height="6.35cm" svg:x="12.022cm" svg:y="21.107cm">
              <text:p/>
              <draw:enhanced-geometry svg:viewBox="0 0 21600 21600" draw:type="rectangle" draw:enhanced-path="M 0 0 L 21600 0 21600 21600 0 21600 0 0 Z N"/>
            </draw:custom-shape>
            <draw:frame draw:style-name="gr13" draw:text-style-name="P4" draw:layer="layout" svg:width="3.937cm" svg:height="0.889cm" svg:x="13.473cm" svg:y="21.461cm">
              <draw:text-box>
                <text:p text:style-name="P2"><text:span text:style-name="T3">Datasource</text:span></text:p>
              </draw:text-box>
            </draw:frame>
            <draw:custom-shape draw:style-name="gr14" draw:text-style-name="P12" xml:id="id5" draw:id="id5" draw:layer="layout" svg:width="2.921cm" svg:height="3.302cm" svg:x="14.081cm" svg:y="22.839cm">
              <text:p text:style-name="P2"><text:span text:style-name="T7">Solr</text:span><text:line-break/><text:span text:style-name="T5">localhost:8983</text:span></text:p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onnector draw:style-name="gr9" draw:text-style-name="P7" draw:layer="layout" svg:x1="17.358cm" svg:y1="17.233cm" svg:x2="17.002cm" svg:y2="24.49cm" draw:start-shape="id4" draw:start-glue-point="1" draw:end-shape="id5" draw:end-glue-point="8" svg:d="M17358 17233h501v7257h-857" svg:viewBox="0 0 858 7258">
              <text:p/>
            </draw:connector>
            <draw:connector draw:style-name="gr15" draw:text-style-name="P7" draw:layer="layout" svg:x1="5.37cm" svg:y1="10.147cm" svg:x2="6.558cm" svg:y2="5.702cm" draw:start-shape="id6" draw:start-glue-point="0" draw:end-shape="id7" draw:end-glue-point="3" svg:d="M5370 10147v-4445h1188" svg:viewBox="0 0 1189 4446">
              <text:p/>
            </draw:connector>
            <draw:connector draw:style-name="gr15" draw:text-style-name="P7" draw:layer="layout" svg:x1="15.403cm" svg:y1="10.147cm" svg:x2="14.305cm" svg:y2="5.702cm" draw:start-shape="id8" draw:start-glue-point="0" draw:end-shape="id7" draw:end-glue-point="1" svg:d="M15403 10147v-4445h-1098" svg:viewBox="0 0 1099 4446">
              <text:p/>
            </draw:connector>
            <draw:connector draw:style-name="gr9" draw:text-style-name="P7" draw:layer="layout" draw:type="line" svg:x1="15.467cm" svg:y1="14.303cm" svg:x2="15.473cm" svg:y2="15.9cm" draw:start-shape="id2" draw:start-glue-point="2" draw:end-shape="id4" draw:end-glue-point="0" svg:d="M15467 14303l6 1597" svg:viewBox="0 0 7 1598">
              <text:p/>
            </draw:connector>
          </draw:g>
          <draw:frame draw:style-name="gr16" draw:text-style-name="P13" draw:layer="layout" svg:width="9.271cm" svg:height="1.187cm" svg:x="5.518cm" svg:y="1.435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5T06:40:21.296454650</meta:creation-date>
    <meta:editing-duration>PT24M13S</meta:editing-duration>
    <meta:editing-cycles>14</meta:editing-cycles>
    <meta:generator>LibreOffice/5.1.4.2$Linux_X86_64 LibreOffice_project/10m0$Build-2</meta:generator>
    <dc:date>2016-12-05T08:21:57.091944490</dc:date>
    <meta:document-statistic meta:object-count="24"/>
  </office:meta>
</office:document-meta>
</file>